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763cm" fo:min-width="19.18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38cm" fo:min-width="5.80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4.095cm" fo:min-width="13.745cm" loext:decorative="false"/>
      <style:paragraph-properties style:writing-mode="lr-tb"/>
    </style:style>
    <style:style style:name="gr4" style:family="graphic" style:parent-style-name="standard">
      <style:graphic-properties draw:fill-color="#ccccff" draw:textarea-horizontal-align="justify" draw:textarea-vertical-align="middle" draw:auto-grow-height="false" fo:min-height="0.985cm" fo:min-width="3.656cm" loext:decorative="false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02cm" fo:min-width="3.575cm" loext:decorative="false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02cm" fo:min-width="3.5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11.013cm" svg:x="5.01cm" svg:y="5.057cm">
          <text:p text:style-name="P1"/>
          <text:p text:style-name="P1">Application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08cm" svg:height="1.488cm" svg:x="3.422cm" svg:y="6.227cm">
          <text:p text:style-name="P1">Datasource</text:p>
          <text:p text:style-name="P1">(Relational / Graph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45cm" svg:height="4.345cm" svg:x="7.802cm" svg:y="9.402cm">
          <text:p text:style-name="P1"/>
          <text:p text:style-name="P1">Augment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08cm" svg:height="1.488cm" svg:x="19.932cm" svg:y="6.227cm">
          <text:p text:style-name="P1">Producer</text:p>
          <text:p text:style-name="P1">(API / Frontend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56cm" svg:height="1.235cm" svg:x="8.512cm" svg:y="11.46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56cm" svg:height="1.235cm" svg:x="13.225cm" svg:y="11.46cm">
          <text:p text:style-name="P1">Nam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56cm" svg:height="1.235cm" svg:x="17.676cm" svg:y="11.46cm">
          <text:p text:style-name="P1">Registr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75cm" svg:height="1.27cm" svg:x="8.342cm" svg:y="13.252cm">
          <text:p text:style-name="P1">Aggregati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076cm" svg:height="1.27cm" svg:x="13.109cm" svg:y="13.252cm">
          <text:p text:style-name="P1">Alignmen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75cm" svg:height="1.27cm" svg:x="17.602cm" svg:y="13.252cm">
          <text:p text:style-name="P1">Activ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1:55:37.965399066</meta:creation-date>
    <dc:date>2025-07-09T22:19:12.617127306</dc:date>
    <meta:editing-duration>PT40S</meta:editing-duration>
    <meta:editing-cycles>1</meta:editing-cycles>
    <meta:document-statistic meta:object-count="10"/>
    <meta:generator>LibreOffice/24.2.7.2$Linux_X86_64 LibreOffice_project/420$Build-2</meta:generator>
  </office:meta>
</office:document-meta>
</file>